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 yeux d'Elliot balayaient la place sans repos, son visage éclairé d'un air où son habituel hébétement le disputait pour une fois à une certaine appréhension. Si son insatiable curiosité maintenait comme toujours tous ses sens en ébullition, le jeune homme était au fait de la réputation du quartier dans lequel il se trouvait. En tant que fils de « bonne famille », on lui avait formellement interdit enfant de s'aventurer dans les environs de Shoreditch, bas-fonds de la capitale britannique où se mêlaient brigands et hommes de peu de foi. Et pourtant des années après il se tenait là, immobile, une drôle d'enveloppe à la main, s'émerveillant un large sourire aux lèvres du fourmillement de la vie dans le pire district de Londre. Ses mains tremblaient. D'excitation.</text:p>
      <text:p text:style-name="Standard"/>
      <text:p text:style-name="Standard">Tel un enfant à qui on avait promis une journée au parc d'attractions (anachronisme bonjour), Elliot Elias Edwards bouillonnait intérieurement d'agitation. Les dernières semaines de sa vie avaient été pour le moins mouvementées -et c'était dire vue la vie de patachon du garçon- et sa curiosité avait été piquée à un stade jamais atteint auparavant. Tout avait commencé un peu plus d'une semaine plus tôt, alors que l'aventurier se trouvait au Portugal à conter dans des soirées mondaines les merveilles qu'il avait vues lors de son dernier voyage. Un nuit, dans ses appartements, le blondin eut une vision inédite. Une illumination, une révélation -appelez ça comme vous voulez. Lui qui n'avait jamais été un fervent croyant s'était vu envahi d'une foi nouvelle, et lorsque quelques jours plus tard un petit groupe d'étranges personnages était venu à sa rencontre, se présentant comme des adeptes de ladite foi et lui transmettant une adresse où se rendre au plus vite pour en savoir plus, Elliot n'avait pas hésité un seul instant et avait sauté dans la première galère en direction de son pays natal.</text:p>
      <text:p text:style-name="Standard"/>
      <text:p text:style-name="Standard">L'adresse en question menait droit à un café on ne peut plus simple de Londres, dans le quartier familier de Trafalgar Square. Si le bâtiment ne payait pas de mine, une étrange impression de familiarité s'en dégageait -alors que l'aventurier était catégorique quant au fait qu'il n'y avait jamais mis les pieds. Cette sensation devint une évidence lorsque, après un quart de seconde à hésiter, ce dernier se décida à franchir le pas de la porte de l'établissement. Cet endroit n'était pas qu'un lieu familier. Non, c'était bien plus ça. C'était son véritable foyer. Là où il [i]appartenait[/i]. Aussi incroyable que cela puisse paraître, on l'attendait. Des gens l’accueillirent comme l'un des leurs, et commencèrent à satisfaire sa curiosité. Commencèrent seulement. On lui parla d'un Dieu. De plusieurs Dieux. En éveil. Et dont la « survie » dépendait -entre autres- de sa foi à lui. Pléthore d'informations aussi improbables que déstabilisantes. Pour le commun des mortels. Mais Elliot n'était pas commun. Il accueillit cette « nouveauté » avec son détachement habituel. Après tout, « rien n'est grave », n'est-ce pas ? Pire, totalement inconscient de l'ampleur du bouleversement qui venait de se produire dans l'essence même de son existence, le garçon s'était émerveillé devant ces changements.</text:p>
      <text:p text:style-name="Standard"/>
      <text:p text:style-name="Standard">Pourquoi donc n'était-il pas empreint de la panique la plus totale face à ces événements rocambolesques et difficilement concevables, me demanderez-vous ? Eh bien... Principalement car c'était un abruti insouciant infoutu de réaliser ce qu'il se passait autour de lui. Mais également car le lot de mystères qui enveloppait ce nouveau paradigme avait largement de quoi attiser sa soif de (mes)aventures. L'« entretien » dura un moment -difficile d'estimer avec précision, Elliot avait perdu la notion du temps depuis un moment lorsqu'il se termina et il s'était fait voler sa montre il y a bien longtemps de cela...- et se conclut lorsque ses instructeurs lui apprirent qu'il lui restait une mission à accomplir afin de compléter son introduction dans ce nouveau culte. Mission aux allures on ne peut plus simple : récupérer une missive dans le quartier de <text:s/>Shoreditch et la rapporter au café. Le bourgeois aux yeux azur accepta sans hésiter et se précipita vers la porte. Une voix l'interrompit alors qu'il s'apprêtait à la franchir d'un bond. Un dernier détail lui fut alors communiqué : Cette nouvelle aventure se vivait à deux. </text:p>
      <text:p text:style-name="Standard"/>
      <text:p text:style-name="Standard">« Tu comprendras quand tu verras. »</text:p>
      <text:p text:style-name="Standard"/>
      <text:p text:style-name="Standard"><text:soft-page-break/>Le regard toujours perdu à contempler les misérables habitants de ce taudis qu'ils appelaient « quartier », un homme dont l'accoutrement jurait avec force avec le tableau dressé sous ses yeux attendait. Son binôme ne devrait pas tarder. Elliot était à des années lumières de s'imaginer que la rencontre qu'il s'apprêtait à faire allait changer sa vie à jamais. Pour changer...</text:p>
      <text:p text:style-name="Standard">Un léger sursaut de surprise alors qu'une main délicate se saisit de la sienne. Elliot se retourne soudainement pour faire face à celle qui n'a pas hésité un seul instant à approcher -et toucher- un inconnu, légèrement surpris par cet acte si inconscient -lui qui pensait avoir le monopole de la niaiserie. Ses yeux eurent à peine le temps de se poser sur l'importune que déjà celle-ci se met à lire les lignes de sa main, débitant avec un rythme et une précision un peu trop élevés la situation précise dans laquelle le jeune homme se trouvait. Ce dernier reste coi l'espace d'un instant, lui laissant tout le loisir de finir sa tirade tandis que ses yeux clignent un peu trop rapidement, l'air ahuri qui lui sied si bien ancré sur son visage.</text:p>
      <text:p text:style-name="Standard"/>
      <text:p text:style-name="Standard">Le silence retombe. Brièvement. En d'autres circonstances, le conteur aurait probablement gratifié la diseuse de bonne aventure d'un sourire amusé accompagné d'un compliment sur l'exactitude de sa divination. Mais, alors que ses lèvres s'écartent pour parler, la petite blonde délaisse du regard sa main et relève la tête. Alors leurs regards se croisent pour la première fois et les mots s'arrêtent instantanément dans la gorge d'un Elliot a l'air encore plus ahuri que d'habitude. Son faciès est parcouru d'une multitude d'expressions avant de s'arrêter sur un sourire satisfait.</text:p>
      <text:p text:style-name="Standard"/>
      <text:p text:style-name="Standard">[i]« Tu comprendras quand tu verras. »[/i]</text:p>
      <text:p text:style-name="Standard"/>
      <text:p text:style-name="Standard">Les derniers mots du prêtre résonnèrent dans sa tête tandis qu'après avoir [i]vu[/i], il [i]comprenait[/i]. C'était une évidence. Ce petit bout de femme et lui étaient liés, connectés par un lien indéfectible, qu'il ne comprenait absolument pas mais qu'il ne pouvait nier. Il n'y avait pas le moindre doute. Une sensation de complétude s'empara du jeune homme. Toute cette histoire était bien trop fraîche dans sa tête et sa logique lui échappait totalement, mais il s'en fichait royalement. Une fois n'est pas coutume, s'être jeté tête baissée dans une aventure dont il ne connaissait ni les tenants ni les aboutissants semblait pour une fois lui avoir souri. Seule ombre au tableau, ce sentiment d'accomplissement se mêlait maintenant qu'il observait avec un peu plus d'attention la jeune fille à un autre de familiarité. Elliot n'arrivait pas à mettre le doigt dessus, mais la jeune femme lui rappelait définitivement quelqu'un. De pareils yeux verrons, ça ne s'oublie pas... L'aventurier décida de remettre cette question à plus tard -comme il le faisait si souvent- et se lança une nouvelle fois dans une tirade à son tour.</text:p>
      <text:p text:style-name="Standard"/>
      <text:p text:style-name="Standard">-Oh ! Donc c'est toi qui...</text:p>
      <text:p text:style-name="Standard"/>
      <text:p text:style-name="Standard">Les mots moururent à nouveau dans sa gorge alors que ses yeux azurés fixaient désormais alternativement la montre qui s'était mise à se balancer devant eux et l'air goguenard de la blondinette. La béatitude sur son visage avait brusquement laissé place à une incompréhension absolue. Éclairés par la maigre lumière du discret soleil, trois lettres gravées dans la poudre d'or qui recouvrait la montre se reflétaient dans ses pupilles. Ou plutôt, une lettre estampillée trois fois : « E.E.E. » ; ses initiales. Cette montre était la sienne, maigre héritage de son défunt -et guère regretté- père, qu'on lui avait dérobé des années auparavant lors d'une soirée un peu trop... Well, une soirée somme toute normale où l'on avait abusé de la naïveté du garçon. En attendant... En attendant, soit ce fameux « Shou », Dieu dont il entendait parler depuis quelques jours lui jouait une plaisanterie douteuse, soit la coïncidence était troublante. Amusé -comme à son habitude- par sa crasse ignorance de la situation, Elliot gratifia Annabeth de son plus majestueux sourire et tendit la main vers la montre qui continuait à osciller avant de finalement parvenir à articuler une phrase.</text:p>
      <text:p text:style-name="Standard"/>
      <text:p text:style-name="Standard">-Le temps file comme les voleurs... Je crois que ceci m'appartient, et je veux bien que tu me le rendes.</text:p>
      <text:p text:style-name="Standard"><text:soft-page-break/>Après avoir fait mine de considérer sérieusement accéder à la requête d'Elliot, prenant une position et une expression de réflexion grandement exagérées, la petite blonde libéra un simple « non » extrêmement détaché comme si de rien n'était, avant de lui lâcher un nouveau sourire et une explication ridicule et ayant très clairement vocation à l'irriter. Manque de veine pour la voleuse, elle n'était pas tombé sur le bon larron pour ça. « Non » ? Le conteur arqua brièvement un sourcil un peu surpris avant de revêtir son infatigable sourire. Il la regarda s'éloigner en gambadant, un nouveau frisson de curiosité lui parcourant l'échine. De quel drôle de personnage avait-il été affublé là ?</text:p>
      <text:p text:style-name="Standard"/>
      <text:p text:style-name="Standard">Elliot ne lui avouerait sans doute pas tout de suite, mais cette montre n'avait pratiquement aucune valeur à ses yeux -à part celle de lui indiquer à ce moment précis à quel genre de déloyale teigne il avait à faire. C'était un cadeau de son père, datant de sa jeune enfance. Le blondin ne portait pas son géniteur dans son cœur et son décès ne l'avait pas affecté outre mesure, alors autant dire que cet héritage n'avait que très peu de valeur. Et puis de toute façon, rien n'est grave, n'est-ce pas ? L'ancien membre de la bourgeoisie regarda sa partenaire d'infortune tenter de l'appâter avec le fameux bijou, l'entendant -plus qu'il ne l'écoutait- déblatérer comme quoi il fallait qu'ils se mettent en route et autres évidences, et lâcha un petit rire amusé.</text:p>
      <text:p text:style-name="Standard"/>
      <text:p text:style-name="Standard">-Tu parles beaucoup, pour quelqu'un avec une si petite bouche.</text:p>
      <text:p text:style-name="Standard"/>
      <text:p text:style-name="Standard">La pique tomba légèrement à plat, la jeune femme étant soudainement trop occupée à réaliser qu'un -très- jeune détrousseur venait de lui arracher la fameuse missive qu'on lui avait confiée. Elle planta ses yeux bicolores dans les siens, ses pommettes ayant tout à coup pris une teinte pivoine et se mit à balbutier des bouts de phrase, cédant visiblement à la panique. Assez ironiquement, ce furent les mots « C’n’est pas drôle du tout » qui achevèrent d'amuser Elliot, qui éclata d'un franc rire alors qu'elle passait en cavalant à côté de lui.</text:p>
      <text:p text:style-name="Standard"/>
      <text:p text:style-name="Standard">-Ah... Ces jeunes...* Lâcha-t-il. Puis il leur emboîta le pas en courant.</text:p>
      <text:p text:style-name="Standard">*élue phrase la plus ironique de l'année 1850, ndlr</text:p>
      <text:p text:style-name="Standard"/>
      <text:p text:style-name="Standard">Elliot avait beau être un jeune homme en bonne forme physique et probablement à un âge idéal pour ce genre d'activité, il était loin d'être un athlète et -contrairement aux deux jeunes gens qu'il essayait de rattraper- n'était clairement pas coutumier des courses-poursuites dans les ruelles étroites des quartiers mal famés, comme en témoigna peu de temps après la gamelle qu'il se ramassa en se prenant les pieds dans un cageot qui avait échappé à sa vigilance. Le blondin s'étala dans un grognement de tout son long sur les pavés, s'écorchant l'arcade sourcilière et déchirant au passage son pantalon au niveau du genou sous les yeux tantôt surpris, tantôt amusés des passants. Au moins, il se fondrait un peu plus dans le décor comme ça - #positiveattitude -.</text:p>
      <text:p text:style-name="Standard"/>
      <text:p text:style-name="Standard">-Mais aïeuh !</text:p>
      <text:p text:style-name="Standard"/>
      <text:p text:style-name="Standard">L'aventurier se releva promptement et reprit sa cavale, non sans au passage s'être excusé auprès du pauvre monsieur dont le cageot en question semblait être la maison -ou une partie en tout cas. Il parvint à rattraper le duo de fuyards après quelques minutes d'une course effrénée -principalement car ils s'étaient arrêtés pour cause d'impasse, le garçon coincé par sa partenaire. Elliot rejoignit cette dernière et se posa à ses côtés en tentant de reprendre son souffle une main sur la hanche. Après quelques secondes à haleter, il finit par se redresser et tendit la main vers le voleur, le fixant dans les yeux avec un étrange sourire sur le visage.</text:p>
      <text:p text:style-name="Standard"/>
      <text:p text:style-name="Standard">-Ok bonhomme, c'était marrant ce chat mais maintenant tu veux bien nous rendre cette lettre ? On en a un peu besoin tu vois...</text:p>
      <text:p text:style-name="Standard"/>
      <text:p text:style-name="Standard"><text:soft-page-break/>-Mhhhhhhhhhh Non ?</text:p>
      <text:p text:style-name="Standard"/>
      <text:p text:style-name="Standard">Son sourire s'élargit.</text:p>
      <text:p text:style-name="Standard"/>
      <text:p text:style-name="Standard">-Mhhhhhhhhhh, marrant ça fait deux fois que j'ai cette réponse en moins d'une demi-heure, lâcha-t-il en jetant un œil amusé à Anna. Va falloir être un peu plus originaux les enfants. De toute façon, qu'est-ce que tu penses bien pouvoir faire de ce truc ?</text:p>
      <text:p text:style-name="Standard"/>
      <text:p text:style-name="Standard">-Bah prend' l'argent qu'y'a d'dans tiens !</text:p>
      <text:p text:style-name="Standard"/>
      <text:p text:style-name="Standard">Elliot ne put retenir un petit rire.</text:p>
      <text:p text:style-name="Standard"/>
      <text:p text:style-name="Standard">-Eh bah tu vas être déçu. Je sais pas si tu as regardé à l'intérieur, mais y a pas d'argent, juste qu'une lettre.</text:p>
      <text:p text:style-name="Standard"/>
      <text:p text:style-name="Standard">Le garçon hésita un instant, très clairement méfiant vis-à-vis de ce drôle de type qui lui avait couru après. C'était peut-être une ruse pour endormir sa vigilance et récupérer l'enveloppe. Elliot lui fit un signe de tête en direction de celle-ci, l'incitant à l'ouvrir, et il s'exécuta, découvrant avec la déception annoncée un bout de papier sur lequel était écrit un simple paragraphe. L'adepte de Shou, concluant que l'incident était clos, fit un pas en avant pour venir récupérer l'objet de leur quête. Mais s'arrêta net, une expression incrédule sur le visage, alors que l'adolescent se mettait soudainement à... pleurer.</text:p>
      <text:p text:style-name="Standard"/>
      <text:p text:style-name="Standard">-Euh... ça va ?</text:p>
      <text:p text:style-name="Standard"/>
      <text:p text:style-name="Standard">Alors, out of nowhere, une minuscule silhouette sortit de derrière une poubelle au bout de l'impasse et vint s'approcher du garçon sanglotant pour lui tenir la main. C'était une petit fillette de six ou sept ans à tout casser, qui lança vers le conteur un regard où l'inquiétude le disputait à la misère. Les deux enfants avaient des ressemblances frappantes, jusqu'à leurs guenilles miteuses. Le doute n'était pas permis.</text:p>
      <text:p text:style-name="Standard"/>
      <text:p text:style-name="Standard">-... Évidemment.</text:p>
      <text:p text:style-name="P1">S'il y avait bien une chose à laquelle Elliot ne s'attendait pas à cet instant précis, c'était probablement de se faire incendier séance tenante par une pile électrique (anachronisme re-bonjour) blonde d'un mètre et demi en furie. C'est pourtant bel et bien ce qui se produisit sous son plus beau regard de merlan frit. Le garçon à la chevelure de paille écarquilla de grands yeux abasourdis en subissant l'ire de sa partenaire -appellation qu'il jugeait de moins en moins pertinente au fil des minutes- qui le fustigeait sans vergogne pour... l'avoir qualifiée d'enfant ? Même pour un être aussi déconnecté de la réalité qu'Elliot, la scène qui se déroulait devant lui était surréaliste.</text:p>
      <text:p text:style-name="Standard"/>
      <text:p text:style-name="Standard">Ce dernier ouvrit la bouche pour tenter de se défendre, mais sa chère coéquipière ne lui en laissa pas l'occasion et renchérit de plus bel en se tournant à nouveau vers le frère et la sœur mendiants. Shou, qu'est-ce qu'elle parlait ! Un tel débit, c'en était remarquable -et venant d'un expert en la matière, ça voulait dire quelque chose. Le conteur n'avait pas le temps d'en placer une, ce qui était suffisamment rare pour être souligné. Malheureusement pour la blondinette, la seule chose en ce monde qui avait le pouvoir de l'agacer, c'était qu'on l'empêche de s'exprimer. </text:p>
      <text:p text:style-name="Standard"/>
      <text:p text:style-name="Standard">Alors un phénomène étrange se produisit sous les yeux de l'ancien bourgeois : Annabeth, qui un instant plus tôt à peine était en train de lui passer une soufflante digne de ce nom, proposa alors aux deux bambins de leur céder tout qu'elle avait sur elle. Elliot fronça un sourcil en observant avec un peu plus d'attention la jeune femme ; vêtements rapiécés -voire simplement troués, comme le fit remarquer avec acidité le jeune voleur-, cheveux en bataille, voleuse à la tire... elle n'avait clairement pas le profil à rouler sur l'or, et proposer dans ces conditions aussi spontanément son argent -particulièrement à un garçon qui venait de tenter de la détrousser et par la même occasion de faire échouer leur mission- relevait d'une abnégation des plus pures.</text:p>
      <text:p text:style-name="Standard"/>
      <text:p text:style-name="Standard">-C'est vrai que t'aurais pu faire un effort vestimentaire pour l'occasion.</text:p>
      <text:p text:style-name="Standard"/>
      <text:p text:style-name="Standard">Un sourire -un peu plus subtile qu'à l'ordinaire- éclaira le visage du garçon. Peut-être que finalement, derrière ses airs de petite peste, il y avait quelque chose à faire de cette... Les élans d'empathie d'Elliot furent stoppés aussi sec qu'ils étaient apparus alors qu'Annabeth se tournait vers lui pour l'engueuler à nouveau comme du poisson pourri sans aucune raison. </text:p>
      <text:p text:style-name="Standard"/>
      <text:p text:style-name="Standard">-Alors, pour le sang sur le pantalon, je peux tout... Pour changer, il n'eut pas le temps de terminer sa phrase. Euuuuh... Alors, tu vas rire. Si, je suis tombé. Mais pour ma défense, ils rangent vraiment leur cageot n'importe comment par ici !</text:p>
      <text:p text:style-name="Standard"/>
      <text:p text:style-name="Standard">Et pour changer, la demoiselle ne l'écouta absolument pas. La voir déverser ainsi son ire son son compagnon avait visiblement provoqué le rire des deux gamins. Rire qui réussit on ne sait pas quel miracle à la faire taire pour une petite seconde, ce qui n'était pas un mince exploit contrairement aux apparences. Les deux têtes blondes échangèrent un regard -était-ce le premier ?- puis Annabeth se s'accroupit à côté de la petite sœur du brigand et lui proposa un marché. Marché qui, évidemment, reposait sur le fait d'enquiquiner Elliot. Pourquoi s'en priver après tout ? Le plan en question était au mieux bancal, allait leur faire perdre un temps fou -alors déjà qu'ils n'étaient plus en avance depuis un moment- sans compter qu'avec les difficultés de l'explorateur à naviguer de base dans la [strike]vie[/strike] rue, qu'est-ce que ce serait avec une gamine en plus sur le dos ? </text:p>
      <text:p text:style-name="Standard"/>
      <text:p text:style-name="Standard">Ce dernier jeta un regard emmerdé vers le (non) soleil qui commençait sa course descendante, puis regarda sa propre missive qu'il tenait toujours à la main. S'ils partaient maintenant en laissant les gamins ici et en pressant le pas, ils avaient toujours une chance d'arriver avant la fin de l'après-midi. Sinon... un sentiment un peu trop familier de tiraillement le saisit alors. Elliot [i]devait[/i] mener cette mission à son terme. Non pas qu'il apportait une quelconque espèce d'importance à cette lettre, mais sa curiosité avait été désormais bien trop attisée par toute cette histoire et il [i]fallait[/i] qu'il intègre ce groupe pour en apprendre plus. Il se voyait déjà, contant les aventures rocambolesques <text:soft-page-break/>d'Elliot et son Dieu le Grand Shou, devant une foule conquise... Mais, car il y a toujours un mais, ce plan était sans doute le seul moyen en leur possession de parvenir à faire accepter un peu d'argent à ces gosses. Et vu la gueule qu'ils avaient, ça ne leur ferait pas trop de mal... L'homme à la chevelure de paille plongea son regard azuré dans celui bicolore de son homologue de Tefnout, un peu plus sérieux qu'à son habitude et la fixa pendant un instant, avant de soupirer bruyamment.</text:p>
      <text:p text:style-name="Standard"/>
      <text:p text:style-name="Standard">-Cet idiot-là a un nom. Eliott. Allez viens petite, tu vas nous montrer le chemin. C'est quoi ton prénom à toi ?</text:p>
      <text:p text:style-name="Standard"/>
      <text:p text:style-name="Standard">Le jeune homme se pencha pour soulever sans mal la petite fille et la hisser sur ses épaules, avant de sortir de cette impasse dans laquelle ils étaient restés déjà trop longtemps. La petite troupe reprit alors la route des Q.G des deux Notos, tentant tant bien que mal d'accélérer un peu le pas. Au bout d'un moment, Elliot rompit le silence et interrogea la petite tête blonde sur son dos.</text:p>
      <text:p text:style-name="Standard"/>
      <text:p text:style-name="Standard">-T'as lu ce qu'il y avait dans la lettre ? Oh, tu sais pas lire j'imagine... Tu veux que la madame te la lise ?</text:p>
      <text:p text:style-name="P1">Elliot avait visiblement réussi le petit exploit d'adoucir sa partenaire, qui sembla enfin prête à accepter qu'ils allaient devoir faire équipe qu'elle le veuille ou non. L'intéressée vint même poser une main reconnaissante sur son avant-bras, lui tirant un léger frisson au contact de peau et un nouveau sourire bienveillant et lui offrit son nom en retour du sien. Annabeth... Annabeth et Elliot. Oui, ça pouvait marcher. L'aventure, renforcée de deux nouvelles recrues, put ainsi reprendre sous des auspices bien plus apaisés si l'on exceptait le bougon James qui ne semblait pas convaincu le moins du monde par la « livraison particulière » de sa sœur. Il allait leur falloir trouver à terme un moyen de le contenter. Pour l'heure, la fine équipe voguait au gré des ruelles -aussi mystérieuses qu'avant aux yeux d'Elliot.</text:p>
      <text:p text:style-name="Standard"/>
      <text:p text:style-name="Standard">Anna sembla hésiter un instant avant de lire sa missive à Amber, mais finit par s'y coller. Ou plutôt, par faire mine de s'y coller, inventant une histoire à dormir debout selon laquelle la petite fille avait pour mission sacrée de rapprocher les deux têtes de mule. A l'écoute de la dernière phrase l'adepte de Shou lâcha un rire franc et plein de joie. Si d'ordinaire il préférait être celui qui racontait des histoires, il avait trouvé l'improvisation bien sentie et avait été tellement surpris par la fin qu'il n'avait pas pu se retenir de rigoler. </text:p>
      <text:p text:style-name="Standard"/>
      <text:p text:style-name="Standard">-Que voilà une sacrée mission pour toi Amber ! Tu feras attention aussi, ils ne l'ont pas marqué pour éviter de finir transformés en crapaud, mais il paraît qu'Anna a été maudite et qu'elle se transforme parfois d'adorable fille en vilaine sorcière. Il chuchota la fin, suffisamment fort cependant pour que la concernée l'entendre. Alors évite de trop l'énerver...</text:p>
      <text:p text:style-name="Standard"/>
      <text:p text:style-name="Standard">Elliot lâcha un clin d’œil complice à sa cavalière et reprit la marche. L'exercice, déjà malaisé, devint presque mission impossible pour lui lorsqu'Amber décida de corser les choses en lui mettant les mains devant les yeux. Il ne pouvait désormais plus se fier qu'à ses indications souvent approximatives, parfois complètement aléatoires... Le temps passait et à chaque minute qui s'égrenait, le quatuor semblait avancer un peu moins vite vers l'objectif. Sans compter qu'avec cette nouvelle technique à l'aveugle le risque de finir à l'hôpital était devenu beaucoup plus probable. Oui, à ce stade, on pouvait dire que l'accident était plus ou moins inévitable. Fort heureusement pour Elliot, Annabeth était trop occupée à gérer James pour ce rendre compte de sa nouvelle absurdité inconsciente. Ce dernier semblait beaucoup moins amusé par cette escapade que le reste de la troupe, allant jusqu'à être franchement désagréable -bon, on ne pouvait pas vraiment l'en blâmer, il faudrait sans doute plus qu'une balade avec des inconnus pour lui faire oublier une vie de misère et de larcins. C'est alors qu'Annabeth suggéra que son coéquipier l'embauche, provoquant un nouvel éclat de rire sonore de celui-ci, que probablement personne ne comprit...</text:p>
      <text:p text:style-name="Standard"/>
      <text:p text:style-name="Standard">Il n'eut pas le temps d'expliquer cette soudaine crise d'hilarité. Les yeux toujours masqués et son rire couvrant le « Attention ! » que lui lançait Amber, Elliot n'avait absolument aucune chance d'éviter la servante qui se dirigeait d'un pas pressé à contresens dans leur direction. Il la percuta de plein fouet, recouvrant par la même la vue tandis que la petite fille libérait ses yeux pour s'accrocher à son cou et ainsi éviter de faire un vol plané. Le choc fut relativement brutal, mais par un étrange miracle l'aventurier parvint à conserver l'équilibre, pouvant de ce fait observer avec stupeur l'interminable pile de papiers s'envoler haut dans le ciel. Si cet événement s'était produit vingt-sept ans plus tard, Henry Heyl aurait eu le temps de déposer son brevet pour l'agrafeuse et les feuilles auraient été solidement maintenues les unes aux autres, évitant le désastre avant même qu'il ne commence. Seulement voilà, on était en 1850. Comble de malchance, un violent coup de vent secoua Londres à cet instant précis. C'est pour ces deux très précises raisons que chacun des prospectus était à présent en train de s'éparpiller dans un coin différent de la place sur laquelle ils étaient arrivés.</text:p>
      <text:p text:style-name="Standard"/>
      <text:p text:style-name="Standard">-Oups.</text:p>
      <text:p text:style-name="Standard"/>
      <text:p text:style-name="Standard"><text:soft-page-break/>-Oh... nononononononononon, je ne peux pas faire ça !!! Maître Eolas va me tuer si je perds sa commande ! Cépapossible !</text:p>
      <text:p text:style-name="Standard"/>
      <text:p text:style-name="Standard">L'espace d'une seconde, le garçon à la chevelure de paille resta interdit, comme tétanisé devant l'ampleur de la catastrophe. Puis il réagit finalement. Il posa Amber au sol avant de bondir à la poursuite des prospectus avant qu'ils ne s'éloignent hors de vue, qu'ils ne se fassent trop piétinés ou arrachés. Tout en attrapant au vol un papier, Elliot se tourna vers la petite fille qu'il venait de déposer.</text:p>
      <text:p text:style-name="Standard"/>
      <text:p text:style-name="Standard">-Ok, nouveau jeu Amber ! Celui qui récupère le plus de papiers gagne.... La montre d'Anna !</text:p>
      <text:p text:style-name="Standard"/>
      <text:p text:style-name="Standard">Sans véritablement attendre de voir si elle avait réagi, il continua sur sa lancée. Malheureusement, trop absorbé qu'il était dans sa nouvelle quête, Elliot ne faisait pas vraiment gaffe aux autres passants sur son chemin, et il en percuta un bon nombre à grand renforts de « Pardon. » et de « Excusez-moi », tant et si bien qu'une partie des badauds commençait à le regarder d'un œil mauvais...</text:p>
      <text:p text:style-name="P1">La capacité du duo à provoquer des catastrophes en devenait troublante. En l'espace d'un instant, le chaos le plus total régnait sur la place, entre la pauvre servante qui courait après ses papiers en gémissant au bord des larmes, Elliot qui s'affairait à essayer de réparer ses conneries en faisant fi des passant qu'il bousculait au passage, lesdits passants mécontents qui commençaient à s'agiter en sa direction et Amber qui sautillait en criant -probablement plus emportée par l'excitation générale que par la promesse du conteur, la scène avait tout d'une fable. Et pourtant c'était bien la réalité, un désordre désorganisé tristement banal dans la vie du garçon, comme Anna allait probablement pouvoir s'en rendre compte en le côtoyant...</text:p>
      <text:p text:style-name="Standard"/>
      <text:p text:style-name="Standard">Celle-ci remarqua le pétrin dans lequel son équipier était en train de se fourrer et vola à son secours, se jetant entre lui et les badauds aux velléités vraisemblablement peu amènes. Elliot avait peu adorer être au centre de l'attention, en voilà une dont il se serait bien passé -du moins s'il avait seulement remarqué quoi que ce soit, trop occupé qu'il était à collecter les prospectus qui continuaient à s'envoler toujours plus loin. Il releva cependant finalement la tête lorsque la petite blonde s'éclaircit la gorge et tenta de calmer la poignée de personnes en colère. Elle bredouilla une excuse assez peu crédible et dans la panique, visiblement emportée par son improvisation, raconta qu'Elliot était en vérité un... danseur ?! Le regard d'incompréhension que ce dernier lui jeta à ce moment aurait mérité d'être immortalisé tant l'incrédulité et l'effroi qui s'y lisaient étaient forts.</text:p>
      <text:p text:style-name="Standard"/>
      <text:p text:style-name="Text_20_body">Un danseur ?! L'ancien bourgeois observa sa comparse s'éloigner gaiement, le laissant dans sa poisse tandis qu'Amber le rejoignait timidement. Non, définitivement la danse ne faisait pas partie de ses -nombreuses- qualités. Le silence régna pendant plusieurs secondes tandis qu'Elliot se retrouvait catapulté au centre du cercle qui venait de se former un peu par la force des choses, aussi décontenancé par la situation que les passants qui l'observaient maintenant, semblant désormais attendre que quelque chose se produise sans véritablement trop savoir quoi. Il posa une main sur l'épaule d'Amber, le temps de trouver un moyen de se tirer de ce nouveau mauvais pas.</text:p>
      <text:p text:style-name="Text_20_body"/>
      <text:p text:style-name="Text_20_body">-Ah... Ah ah. Mesdames, messieurs, j'ai le regret de vous annoncer que vous venez de vous faire avoir par une des plaisanteries classiques de ma très chère fiancée ahahah ! C'est qu'elle est farceuse, voyez-vous ? Aaaaah, c'est sans doute pour ça que je l'aime tant ! Nous nous marions le mois prochain, n'est-ce pas merveilleux ?!</text:p>
      <text:p text:style-name="Text_20_body"/>
      <text:p text:style-name="Text_20_body">Elliot était en totale roue libre. Il se laissait complètement emporter par son amour de la prose et de la représentation, ne pouvant résister à l'appel du public. Il avait complètement occulté le reste de leur mission, y compris les papiers qu'il avait peiné à récupéré, qu'il agitait dans de grands mouvements de bras théâtraux. Hélas, son explication ne fit qu'aggraver la situation et un murmure de colère commença à monter dans les rangs de son « auditoire » ; non seulement ces deux rigolos foutaient le bordel sur la place, mais voilà en plus qu'ils se payaient maintenant leurs têtes. Totalement inconscient de la tournure peu engageante que prenaient les événements, Elliot continuait sur sa lancée.</text:p>
      <text:p text:style-name="Text_20_body"/>
      <text:p text:style-name="Text_20_body">-Nous nous sommes rencontrés il y a quelques années de cela. La pauvre, si vous saviez de quelle situation je l'ai tirée ! A la rue elle vivait ! Vous imaginez ? Mais j'ai été instantanément conquis par sa beauté ! Que voulez-vous, le destin vous joue parfois des...</text:p>
      <text:p text:style-name="Text_20_body"/>
      <text:p text:style-name="Text_20_body">L'invraisemblable mensonge du conteur fut soudainement interrompu par un retentissant coup de sifflet de l'autre côté de la place. L'air passablement énervé, une petite troupe de policiers en uniforme trottinaient dans sa direction. Ils le rejoignirent rapidement et l'un d'entre eux s'avança d'un pas pour l'appréhender. Sa grosse moustache et ses traits colériques ne donnaient pas vraiment <text:soft-page-break/>envie de le contredire...</text:p>
      <text:p text:style-name="Text_20_body"/>
      <text:p text:style-name="Text_20_body">-Hep ! Vous là ! C'est vous qui êtes responsable de tout ça ?</text:p>
      <text:p text:style-name="Text_20_body"/>
      <text:p text:style-name="Text_20_body">-Euh... Il va falloir être plus spécifique, parce que...</text:p>
      <text:p text:style-name="Text_20_body"/>
      <text:p text:style-name="Text_20_body">-Trouble à l'ordre public, dégradation du domaine public, mendicité non déclarée, la liste est...</text:p>
      <text:p text:style-name="Text_20_body"/>
      <text:p text:style-name="Text_20_body">-Mendicité ?</text:p>
      <text:p text:style-name="Text_20_body"/>
      <text:p text:style-name="Text_20_body">L'officier fit un bref signe du menton en direction du dos d'Elliot, qui se retourna pour découvrir Amber, une casquette à la main passant parmi les rares personnes qui n'avaient pas détalé à la vue de la milice. Décidément, cette petite avait de la suite dans les idées. Dommage que le timing ait été aussi mauvais.</text:p>
      <text:p text:style-name="Text_20_body"/>
      <text:p text:style-name="Text_20_body">-Ah. Alors figurez-vous que j'ai une très bonne explication pour tout ça. Voyez-vous, il se tourna pour indiquer Anna du doigt, ma partenaire et moi-même sommes en mission, nous devons délivrer une importante missive, moi à Trafalgar Square et elle...</text:p>
      <text:p text:style-name="Text_20_body"/>
      <text:p text:style-name="Text_20_body">-Trafalgar Square ?! Mais c'est à l'autre bout de Londres !</text:p>
      <text:p text:style-name="Text_20_body"/>
      <text:p text:style-name="Text_20_body">-Oui alors justement, le timing est serré et on est un peu pressés alors si vous vouliez bien avoir l'obligeance de...</text:p>
      <text:p text:style-name="Text_20_body"/>
      <text:p text:style-name="Text_20_body">-Vous vous foutez de moi ?! Et donc si vous avez une livraison si importante à Trafalgar Square, je peux savoir ce que vous faites au beau milieu de Shoreditch en train de mettre la place sens dessus dessous ?</text:p>
      <text:p text:style-name="Text_20_body"/>
      <text:p text:style-name="Text_20_body">-Ahah, c'est une histoire rigolote. Voyez-vous, nous avons rencontré ces deux jeunes personnes et avons voulu les aider. Seulement j'ai malencontreusement percuté cette dame en marchant à l'aveugle et...</text:p>
      <text:p text:style-name="Text_20_body"/>
      <text:p text:style-name="Text_20_body">-Bon, je pense que j'en ai assez entendu. Vous me raconterez toutes ces balivernes dans votre déposition au poste.</text:p>
      <text:p text:style-name="Text_20_body"/>
      <text:p text:style-name="Text_20_body">-Eeeeeeh ?</text:p>
      <text:p text:style-name="P2">La météo londonienne était fidèle à elle-même : grisâtre, terne, et plivieuse. Une silhouette aussi terne que le ciel sillonnait les rues de Brompton en traînant des pieds, vaguement abritée sous un parapluie noir en piteux état. A l'inverse de la voûte céleste, la silhouette en question n'était pas familière de la morosité. D'ordinaire plein d'entrain, Elliot rechignait aujourd'hui plus qu'à l'accoutumée. La raison de ce manque d'inspiration ? Il avait rendez-vous avec sa sœur et sa mère pour parler affaire familiale. Et s'il y avait un thème que le garçon fuyait comme la peste, c'était bien celui-ci. Tout ce qui avait trait à son sang, et plus spécifiquement à l'entreprise qui portait son nom, était à ses yeux non seulement d'un ennui profond mais également source de désagréments tant le désaccord qui subsistait à ce sujet entre l'aventurier et le reste de sa lignée était profondément ancré.</text:p>
      <text:p text:style-name="Text_20_body"/>
      <text:p text:style-name="Text_20_body">Le jeune homme à la chevelure dorée ne savait pas exactement de quoi ils allaient parler aujourd'hui et il se serait volontiers soustrait de cette petite réunion de famille mais, tout inconscient qu'il était, il savait que faire au moins semblant de faire preuve d'un minimum de bonne volonté était le prix de sa tranquillité pour mener le reste de son existence comme il l'entendait. Alors, singularité notable à son principe de vie le plus élémentaire -à savoir n'en avoir rien à faire de rien-, il se pliait exceptionnellement à cette règle absconse. Ainsi, Elliot se dirigeait d'un pas indolent vers la demeure secondaire des Edwards dans le quartier aisé de Brompton. On lui avait demandé -intimé serait peut-être un terme plus approprié- de se présenter à l'heure du thé, ce qui pour notre patachon voulait tout et rien dire, les matriarches de la famille étant sorties pour le déjeuner. Dans le doute, il s'était mis en route de sorte à être ce qui lui paraissait légèrement en avance. Vu l'emploi du temps serré de ses chères proches, elles ne supportaient pas d'attendre -et ne pouvait se permettre de perdre du temps. Elles avaient une affaire à gérer après tout !- et Elliot était conscient qu'arriver en retard ne ferait que les irriter, ce qui prolongerait son calvaire d'un sermon moralisateur, interminable et surtout foncièrement inutile.</text:p>
      <text:p text:style-name="Text_20_body"/>
      <text:p text:style-name="Text_20_body">Autre fait notable de ce jour si anodin aux yeux du monde et pourtant visiblement si particulier, le bourgeois tenait dans une main un bouquet de fleurs. Celui-ci était à destination d'Annabeth, qu'il avait l'intention d'aller voir après sont entrevue avec son aînée. Peut-être était-ce dû à l'apparition en rêve de Shou et à sa nouvelle affiliation au culte du dieu antique qui aurait joué sur sa psychologie, ou peut-être que simplement la jeune femme avait eu de l'effet sur lui. Toujours était-il qu'Elliot se sentait... coupable ? -ce serait une première !- de la manière dont avait terminé le palpitant périple du duo pour leur mission d'intégration. A savoir en prison. Annabeth étant malmenée par des policiers peu scrupuleux. Tandis que lui s'en sortait sans le moindre ennui grâce à l'influence de son nom de famille. Alors qu'il était en grande majorité responsable de leur arrestation. Présenté de la sorte, vous me direz qu'il faudrait être un sociopathe pour ne pas éprouver de remords après une telle avalanche de responsabilités. Mais pour Elliot, c'était relativement inédit -la question de savoir si oui ou non il était atteint de cette pathologie restait en suspens, celle-ci ayant seulement été mise en lumière en 1909.</text:p>
      <text:p text:style-name="Text_20_body">Ce bouquet était donc une tentative de se racheter aux yeux de la petite blonde, et à défaut de lui présenter ses excuses. Les deux jeunes gens avaient été [i]a priori[/i] liés à la vie à la mort par leurs dieux respectifs -bien qu'Elliot se sentait oppressé ne serait-ce qu'à l'idée même d'une telle immuabilité- et, pour une fois dans sa vie, peut-être que le conteur aller devoir prendre soin de quelqu'un d'autre que lui-même. C'est perdu dans ces réflexions bien profondes pour un illuminé comme lui que celui-ci arriva sur le pas de la maison de sa sœur. Toujours absorbé par ses pensées, il ne remarqua pas que la porte s'ouvrait alors qu'il s'apprêtait à y frapper et fut percuté de plein fouet par une petite silhouette qui semblait bien hâtive de quitter les lieux.</text:p>
      <text:p text:style-name="Text_20_body"/>
      <text:p text:style-name="Text_20_body">-Holà garçon, ne sois pas si press... </text:p>
      <text:p text:style-name="Text_20_body"><text:soft-page-break/></text:p>
      <text:p text:style-name="Text_20_body">Ses yeux saphirs croisèrent ceux polychromes de sa rencontre fortuite.</text:p>
      <text:p text:style-name="Text_20_body"/>
      <text:p text:style-name="Text_20_body">« El…Anna Elliot ! Beth ! »</text:p>
      <text:p text:style-name="Text_20_body"/>
      <text:p text:style-name="Text_20_body">Le blondin n'eut pas le temps de se remettre de sa surprise que déjà l'adepte de Tefnout l'entraînait par le bras après avoir ramassé une pomme qui s'était échappée de sa tenue à la suite du choc, visiblement bel et bien empressée de mettre le plus rapidement possible le plus de distance possible entre elle et la demeure de sa famille. Elliot comprit la situation en un instant. Sans broncher, un vague sourire aux lèvres, il lui emboîta le pas, attendant patiemment qu'elle ait fini de lui servir une petite pique -ce qui semblait apparemment être une habitude chez elle au regard des deux fois où il l'avait vue- avant de prendre la parole à son tour, son visage toujours illuminé d'un petit rictus amusé.</text:p>
      <text:p text:style-name="Text_20_body"/>
      <text:p text:style-name="Text_20_body">-On dirait plutôt que c'est toi qui me [i]stalk[/i]... Alors comme ça on vient [i]rendre visite[/i] à ma très chère sœur ? Tu ne pouvais pas attendre que je fasse les présentations officielles eheheh ?</text:p>
      <text:p text:style-name="Text_20_body"/>
      <text:p text:style-name="Text_20_body">Jetant un coup d’œil alentour, il attrapa Annabeth bras dessus, bras dessous, lui offrant un abri sous son parapluie, son autre main toujours accaparée par le bouquet de fleurs, et s'engagea dans une petite ruelle, s'éloignant encore un peu plus de la maison bourgeoise.</text:p>
      <text:p text:style-name="Text_20_body"/>
      <text:p text:style-name="Text_20_body">-Comme je n'ai plus de montre, je ne connais pas l'heure exacte, mais tu as bien raison, mieux vaut s'éclipser. Elles vont revenir d'une minute à l'autre, et je ne suis pas sûr qu'elles soient enchantées de te croiser avec... Eh bien, avec une pomme.</text:p>
      <text:p text:style-name="P2">Il fallut un moment à Anna pour percuter les paroles de son duo. Et finalement, alors qu'ils continuaient à s'éloigner de la demeure familiale, elle s'insurgea devant ses allégations, visiblement extrêmement surprise d'apprendre que la maison qu'elle venait de dérober -car c'était bien de cela dont il s'agissait, les soupçons d'Elliot étant confirmés par le bruit étrangement clinquant des poches de la petite blonde- était celle de sa sœur. Ce dernier arqua un sourcil étonné en la voyant aussi stupéfaite. Ce n'était donc pas volontaire ? Et quand bien même, le nom sur la boîte aux lettres aurait pourtant dû lui mettre la puce à l'oreille. Le garçon était certain qu'elle connaissait son patronyme pour l'avoir entendu de la bouche des policiers lors de leurs... mésaventures. Il lui répondit avec un air mi-amusé, mi-déconcerté.</text:p>
      <text:p text:style-name="Text_20_body"/>
      <text:p text:style-name="Text_20_body">-Euh... Non, ce n'est pas chez moi. C'est chez ma sœur. Mais tu n'as pas vu mon nom de famille écrit partout dans la maison ?</text:p>
      <text:p text:style-name="Text_20_body"/>
      <text:p text:style-name="Text_20_body">La -première- surprise passée, les deux partenaires continuèrent leur chemin dans un curieux silence, très inhabituel que ce soit de la part de la jeune femme ou d'Elliot, qui ne la quittait pas des yeux, le faciès empreint d'une expression où l'amusement le disputait à une espèce de douce inquiétude. Pour qu'elle s'emmure de la sorte, alors même que le conteur venait de la qualifier intérieurement de triplette, c'était que la nouvelle l'avait vraiment atteinte. Étrangement, ce mutisme provoqua un sentiment de vide chez le garçon, qui s'était déjà habitué à entendre sa voix en continu en sa présence. Il faillit rompre le silence le premier, mais ne parvint pas à trouver quoi dire. C'est qu'il n'était pas vraiment doué pour ce genre choses...</text:p>
      <text:p text:style-name="Text_20_body"/>
      <text:p text:style-name="Text_20_body">A son grand soulagement, Anna finit par reprendre la parole après un moment à vagabonder sous la pluie, commençant par le sujet de la montre -ce qui redonna le sourire à Elliot tant cet aspect était sans doute le moins important de la conversation- avant d'enchaîner sur tout ce qu'elle avait volé -et d'après ses propres aveux, cela représentait une petite fortune, reprenant enfin son incessant débit qui la caractérisait si bien. Le bourgeois l'observa en silence s'ensevelir sous un mélange d'explications, d'excuses, de questions et autres formes de justifications en se demandant comment elle trouvait un moment pour respirer entre ses phrases. Lorsqu'elle eut fini, il tenta de se retenir un instant mais finit par éclater d'un incontrôlable fou rire. Lorsque, au bout de quelques secondes, il parvint à reprendre le contrôle de ses émotions, il tenta de se remémorer tout ce qu'elle avait réussi à placer en un si court laps de temps.</text:p>
      <text:p text:style-name="Text_20_body"/>
      <text:p text:style-name="Text_20_body">-Et qu'est-ce que tu crois que je crois ? Ahahah... Hum, si je suis fâché ? Il haussa nonchalamment les épaules. Pas le moins du monde. Tous ces... bijoux, cuillères et... fruits ? Bref. Tout ça ne leur manquera pas, et ça te sera sûrement plus utile qu'à elles. Bon, la carte par contre c'est pas dit ahahah. Tant pis, ça leur fera les pattes ! Vint la question de s'il habitait là. En y songeant, Elliot se rembrunit un brin. Non je... j'habite pas là. Ma sœur et ma mère y vivent. Ça fait longtemps que l'oiseau a quitté le nid eheh...</text:p>
      <text:p text:style-name="Text_20_body"/>
      <text:p text:style-name="Text_20_body">Le garçon à la chevelure d'or n'ajouta rien de plus. Il ressentait comme un blocage dans la poitrine lorsqu'il envisageait de lui raconter l'histoire de comment il s'était embrouillé avec le reste de sa famille. Et cela l'étonnait sincèrement. Comme tout le reste, ce sujet lui importait véritablement peu. Alors pourquoi rechignait-il tant à s'ouvrir à Anna ? Ils se connaissaient si peu, ce n'était pas comme si cela avait une quelconque importance. Et pourtant il avait... peur qu'elle le juge ? Décidément, cette journée était riche en premières. Légèrement perturbé, Elliot avait réussi son désormais célèbre tour de passe-passe de décrocher de la conversation en un claquement de doigts. Il raccrocha au moment où Annabeth désignait le bouquet qu'il tenait toujours dans son autre main. <text:soft-page-break/>Ses joues rosirent un bref instant avant qu'il ne réponde.</text:p>
      <text:p text:style-name="Text_20_body"/>
      <text:p text:style-name="Text_20_body">-Oh, ça... Alors en fait c'est pour...</text:p>
      <text:p text:style-name="Text_20_body"/>
      <text:p text:style-name="Text_20_body">Il n'eut pas le temps de terminer sa phrase que son interlocutrice basculait sans raison aucune en arrière dans un petit cri de désespoir. Surpris, Elliot tendit un bras pour essayer de la rattraper mais fut trop lent. Après une seconde de perplexité, il fut à nouveau pris d'une crise d'hilarité qui ne cessa que quelques secondes plus tard. Le blondin s'approcha alors de son étrange associée, un sourire énigmatique au bord des lèvres et s'accroupit devant elle. Celle-ci avait été jusqu'à voler l'une des élégantes robes de sa sœur. Si l'on exceptait la poitrine un peu ambitieuse du vêtement, elle lui allait bien. S'il y avait bien une chose sur laquelle le drôle de duo était d'accord, c'était bien que les Dieux avaient un humour particulier. Ils avaient réussi à l'affubler d'un personnage encore plus déjanté que lui, si c'était possible. Elliot retira sa veste et la posa sur les épaules d'Anna pour éviter qu'elle n'attrape froid maintenant qu'elle était trempée, avant de l'aider à se relever d'une main aidante.</text:p>
      <text:p text:style-name="Text_20_body"/>
      <text:p text:style-name="Text_20_body">-C'est vrai que tu es bien habillée ! Tu me diras où tu as trouvé cette robe, je crois que ma sœur en cherche une un peu dans ce style... Par contre tu aurais pu t'arrêter à sa coiffeuse, c'est le bazar là-haut ! Ajouta-t-il en désignant la tignasse blonde de l'adepte de Tefnout. Allez viens, que je t'offre ce fameux thé.</text:p>
      <text:p text:style-name="Text_20_body"/>
      <text:p text:style-name="Text_20_body">Les deux compagnons reprirent leur chemin, Elliot décidant cette fois-ci du chemin. Il les guida jusqu'à un salon de thé à quelques blocs de là. Celui-ci était extrêmement luxueux, et les quelques clients à l'intérieur avait l'air sérieux et les habits luxueux des gens ennuyeux. Le garçon connaissait ce salon car c'était le préféré de sa famille et ils y étaient souvent allés quand il était enfant. Bizarrement, c'était le premier lieu auquel il avait pensé. L'endroit lui était familier, et peut-être cela le rassurait. Sans plus de formalités, le garçon poussa la porte qui s'ouvrit dans un « gling » discret, <text:s/>salua un serveur -qui sembla le reconnaître- qui les emmena alors au rythme des notes mélancoliques de violon produites par le quatuor qui se produisait dans un coin de la salle jusqu'à une petite table ronde à côté de la fenêtre. Une fois installés, il indiqua au valet qu'ils commanderaient plus tard et plongea son regard bleuté dans celui bicolore d'Annabeth. Finalement, il lui tendit le bouquet de fleurs avec un petit sourire désolé.</text:p>
      <text:p text:style-name="Text_20_body"/>
      <text:p text:style-name="Text_20_body">-En fait, c'était pour toi... Je crois que je m'en veux de la façon dont ça s'est terminé la dernière fois... Mais euh, ne t'y habitues pas trop hein ! C'est exceptionnel  Et pis franchement, je ne suis plus si sûr que tu les mérites eheh...</text:p>
      <text:p text:style-name="P2">Ah ça pour sûr, Anna jurait avec sa spontanéité, son absence de discrétion et sa franchise dans un environnement qui se voulait aussi chic. Un sourire toujours figé sur ses lèvres, Elliot observa sa robe -enfin celle de sa sœur- dégoulinante, sa tignasse en désordre, sa moue boudeuse. Puis le garçon jeta un œil autour de lui. Chic ? Aseptisé, plutôt. Il soupira discrètement. Cette ambiance n'était pas la sienne. Plus depuis longtemps maintenant. C'était l'univers de son aînée, de sa famille. Le chemin que des générations d'Edwards avaient emprunté et que lui, dernier héritier en vie de cette lignée -connu en tout cas- avait décidé de fuir comme la peste. On était en droit de se demander pourquoi [strike]Apophis[/strike] diable avait-il alors emmené sa partenaire dans cet endroit, si ni lui ni elle n'étaient à leur place ?</text:p>
      <text:p text:style-name="Text_20_body"/>
      <text:p text:style-name="Text_20_body">Il y avait plusieurs raisons à cela -ou en tout cas c'est ce dont il essayait de se persuader. Il était évident que les deux Notos ne venaient pas du même monde. Leur petit escapade dans les rues mal famées de Shoreditch l'avait suffisamment montré. Peut-être voulait-il alors lui montrer quel était le sien, d'où il était parti. Pour qu'elle comprenne. Puis elle verrait que désormais, il n'avait plus rien à voir avec [i]ces gens-là[/i]. Et puis il ne fallait pas se le cacher, le blondin était curieux de voir comment son homologue féminine allait se comporter dans cet endroit si inhabituel pour elle. Malgré ses intentions de se racheter, Elliot ne pouvait s'empêcher de la titiller un brin. Il lui lança à son tour un clin d’œil mutin.</text:p>
      <text:p text:style-name="Text_20_body"/>
      <text:p text:style-name="Text_20_body">-Ah vraiment ? Diantre, je pensais vraiment que c'était ton truc les soirées mondaines...</text:p>
      <text:p text:style-name="Text_20_body"/>
      <text:p text:style-name="Text_20_body">Anna accepta son cadeau dans un mélange de joie coquette et d’embarras décontenancée. Visiblement, elle ne s'attendait pas à ce que le bouquet lui soit destiné. Comme à son habitude, la pipelette se sortit de sa gêne avec une pirouette vocale, l'accusant encore de tous les maux de la Terre dans un déferlement de mauvaise foi pour ne pas avoir à dire « merci ». Mais elle finit tout de même par l'absoudre plus ou moins de leurs mésaventures, non sans appuyé le fait qu'il avait « triché » -selon ses dires- pour se tirer de ce mauvais pas. Et hélas, elle n'avait pour une fois pas tout à fait tort. Elliot n'hésitait pas à utiliser son nom pour se sortir de ce genre de situation -cela facilitait grandement les choses, il fallait l'avouer- mais il le faisait toujours à contrecœur. L'aventurier se laissa aller à une grimace peu élégante. </text:p>
      <text:p text:style-name="Text_20_body"/>
      <text:p text:style-name="Text_20_body">-Bien, bien, pu de pirouette pour m'en sortir. Tu noteras que si tu avais dit oui à ma demande avant </text:p>
      <text:p text:style-name="Text_20_body">cet incident, tu aurais pu faire pareil ! Ok, cette blague était légèrement de mauvais goût. Elliot s'empressa d'enchaîner pour essayer de la faire passer inaperçue. Ne t'en fais pas pour elles, elles le remarqueront bien assez vite et n'oublieront pas de me le faire remarquer. Et payer, probablement ahahah. -Il en rigolait, mais était en fait terrorisé intérieurement- J'me suis bien amusé en tout cas ! Bon la fin de l'aventure était un peu moins bien, je te l'accorde. D'ailleurs c'est qui cet homme qui est venu te chercher ? Tu es mariée pour de vrai ?</text:p>
      <text:p text:style-name="Text_20_body"/>
      <text:p text:style-name="Text_20_body">Reprenant son souffle, Elliot s'arrêta un instant, contemplant la jeune femme humer d'un air enchanté son bouquet. Il ne put contenir un énième sourire. Au moins, il avait eu bon là dessus. C'est alors qu'Anna se lança après une profonde inspiration dans une présentation éclair -et pourtant détaillée. Le conteur essaye de retenir toutes les informations qu'il n'avait pas encore à sa disposition : elle s'appelait Concombrach et était... cordonnière ? Le reste, Elliot le savait déjà -ou l'avait deviné- la suite ne fut qu'un désormais classique déferlement d'idées et de réflexions loufoques qui provoqua un petit rire chez nos deux blonds, sous les regards interloqués des autres clients, très occupés à boire leur thé dans un silence de mort. Le bourgeois prit finalement la main de l'adepte de Tefnout pour la serrer, scellant ainsi comme un pacte de remise à zéro. </text:p>
      <text:p text:style-name="Text_20_body"><text:soft-page-break/></text:p>
      <text:p text:style-name="Text_20_body">-Enchanté, [i]partenaire[/i]. Je suis Elliot Elias Edwards, ex bourgeois aujourd'hui... Euh... Voyageur ? Aventurier ? Bouffon? C'est pas clair, même pour moi ahah... Le sable ouais, mais je suis plutôt dunes que plage tu vois... Non, je n'aime pas cet endroit. Mais je voulais te le montrer. Sinon... J'ai la capacité d'attention d'une mouche, aucun respect pour l'étiquette, je fais honte à ma famille et je suis incapable de me projeter plus de dix secondes dans le futur... Je te trouve pas si maladroite que ça, et je dirais plutôt [i]divertissante[/i] que distrayante eheh.</text:p>
      <text:p text:style-name="Text_20_body"/>
      <text:p text:style-name="Text_20_body">C'est à ce moment-là que le serveur revint pour prendre leur commande. Il en profita pour leur souligner discrètement qu'on trouvait qu'ils étaient un peu trop bruyants et qu'il faudrait qu'il baisse d'un ton. Elliot le regarda en clignant des yeux plusieurs fois rapidement et lança un furtif regard entendu à Anna avant de répondre.</text:p>
      <text:p text:style-name="Text_20_body"/>
      <text:p text:style-name="Text_20_body">-AH PARDON DESOLE ON VA FAIRE ATTENTION ! Ahem. Et pour la commande euh... On va prendre deux green.</text:p>
      <text:p text:style-name="Text_20_body"/>
      <text:p text:style-name="Text_20_body">L'employé acquiesça, non sans avoir au préalable écarquillé des yeux horrifiés lorsque le blondin s'était mis à pratiquement crier, avant de les saluer d'une courbette et de repartir vers la cuisine. Elliot replongea son regard bleuté dans celui de sa coéquipière.</text:p>
      <text:p text:style-name="Text_20_body"/>
      <text:p text:style-name="Text_20_body">-Et sinon, j'adore voyager et vivre des aventures. J'aime lire, écrire et raconter des histoires, je crois que je me débrouille pas mal comme conteur. Je crois que je suis quelqu'un de plutôt gentil et... bah on dirait que c'est tout pour les qualités ahaha.</text:p>
      <text:p text:style-name="P2">-Je ne plaisante jamais. La vie est courte tu sais, ce serait dommage de rater une occasion parce qu'on hésite...</text:p>
      <text:p text:style-name="Text_20_body"/>
      <text:p text:style-name="Text_20_body">C'était évidemment faux. Elliot plaisantait pratiquement systématiquement. Ou en cas il ne prenait jamais rien au sérieux -au grand dam de... eh bien de tout son entourage. Le blondin peina à garder un visage neutre tandis qu'il s'amusait à tourmenter sa partenaire au sujet de cette demande en mariage résolument absurde. Il était moins ironique cependant quant à la seconde partie de sa phrase. La vie [i]était[/i] courte. L'aventurier était du genre à la croquer à pleines dents, profitant de chaque instant comme s'il était le dernier. Paradoxalement, c'était une approche qui malgré son apparente naïveté était empreinte d'une certaine forme de maturité ; embrasser la perspective de la mort comme un événement probable et jouir de son existence de sorte de n'avoir aucun regret.</text:p>
      <text:p text:style-name="Text_20_body"/>
      <text:p text:style-name="Text_20_body">Cette rencontre fortuite tournait petit à petit au rendez-vous entre amis. Il était incongru de voir à quel point les deux Notos passaient un bon moment malgré leur situation respective : elle qui venait de se faire prendre sur le fait en train de cambrioler une maison, lui qui se rendait à reculons à un entrevue avec sa famille -peu ou proue le seul moyen sur cette Terre de le mettre de mauvais humeur. On pouvait se demander si Shou et Tefnout ne s'étaient pas accordés -une fois encore- pour leur donner un coup de pouce. Le duo était parti sur de mauvaises bases pour leur mission d'initiation et les déités s'étaient peut-être rendus compte qu'ils avaient besoin d'aide pour réaliser ce pourquoi ils avaient été réunis. Par exemple, une stupéfiante faculté à rester de bonne humeur dans pratiquement n'importe quelles circonstances. Bien sûr, les mettre devant le fait accompli ne suffisait pas. Encore fallait-il que les deux jeunes gens ouvrent les yeux, ce qu'ils ne semblaient pas encore entièrement disposés à faire...</text:p>
      <text:p text:style-name="Text_20_body"/>
      <text:p text:style-name="Text_20_body">-Un... ami, alors ? Vous avez l'air très proches ! Était-ce là une pointe de jalousie que l'on entendait imperceptiblement pointer dans le timbre de sa voix ? Il faudra que je le rencontre alors ! </text:p>
      <text:p text:style-name="Text_20_body"/>
      <text:p text:style-name="Text_20_body">Le sujet allait et venait, les questions et les réponses s’enchaînaient sans s'arrêter, occupant et divertissant les jeunes gens si bien qu'Elliot ne réalisait pas vraiment à quel point il passait un bon moment -surtout comparé au plan initial. Les rires se succédaient, généralement sous les regards courroucés de désapprobation des tables voisines. Finalement, Anna lui posa des questions sur son « métier », si l'on pouvait l'appeler ainsi. Les lèvres du bourgeois s'étirèrent une énième fois dans un sourire, un peu plus machinal que d'ordinaire cette fois-ci.</text:p>
      <text:p text:style-name="Text_20_body"/>
      <text:p text:style-name="Text_20_body">-Eeeeh oui, j'ai vu les montagnes ! L'escalade c'est pas encore ça, hélas. J'ai le vertige ! J'ai pas mal voyagé oui. J'ai fait une bonne partie de l'Europe, surtout le bassin méditerranéen. Je crois que le plus loin que je suis allé ça doit être... la Grèce ? J'ai aussi fait un rapide tour en Egypte. Mais ça ne s'est pas vraiment bien passé ahah...Pourquoi je suis à Londres ? Son visage se teinta d'une expression plus sérieuse. Eh bien... C'est là qu'[i]ils[/i] m'ont donné rendez-vous. Je ne sais pas combien de temps je vais rester, mais cette histoire de -il baissa la voix- Dieux Egyptiens, je trouve ça particulièrement excitant ! Pas toi ?</text:p>
      <text:p text:style-name="Text_20_body"/>
      <text:p text:style-name="Text_20_body">Son petit numéro avec le serveur la fit éclater de rire, ce qui lui arracha un nouveau sourire. Il appréciait son rire. Et sa bonne humeur. C'était comme se regarder à travers un miroir. Un miroir un peu plus pauvre, certes. Et bien plus de mauvaise foi. Mais quand même. Alors Annabeth lui demanda s'il était cap de partir sans payer. Son rictus s'élargit encore un peu jusqu'à en devenir triomphant, presque effrayant. S'il avait déjà évité l'addition ? C'était sa spécialité. Elliot tira sa <text:soft-page-break/>chaise vers sa table et s'avança au-dessus du plateau. Leurs deux visages n'étaient désormais plus qu'à une dizaine de centimètres.</text:p>
      <text:p text:style-name="Text_20_body"/>
      <text:p text:style-name="Text_20_body">-Si j'en suis cap ? Mais ma pauvre, je jouais ces tours aux limonadiers que vous n'étiez pas née voyons. Fais attention, si tu es trop lente tu pourrais te retrouver à devoir payer l'addition quand j'aurai disparu. Il lui offrit un nouveau clin d’œil avant de basculer en arrière sur sa chaise. Je suis sûr que tu te sous-estimes... Tiens, la modestie par exemple ça a l'air d'être ton truc !</text:p>
      <text:p text:style-name="Text_20_body"/>
      <text:p text:style-name="Text_20_body">Elliot sentait comme une pointe de tristesse pour Anna qui peinait à se mettre en valeur -alors qu'il lui trouvait lui-même un paquet de qualités. Heureusement, la conversation dévia à nouveau alors que le serveur revenait avec leur commande. Le conteur leva sa tasse en direction de son duo comme pour trinquer avant de tremper ses lèvres dans le breuvage. Le « green ». Contrairement à ce que l'on pouvait croire, cette boisson ne tenait pas son nom du thé que l'on utilisait, mais des quelques gouttes de liqueur de plantes que l'on y versait et qui lui donnaient sa couleur verte. Excellent digestif, mais également au Tea Time comme à ce moment précis, à servir avec quelque sucrerie pour compenser l'acidité. L'air satisfait du jeune homme disparut cependant lorsque son interlocutrice revint à la charge sur sa famille. Ses sourcils se froncèrent légèrement et son visage se figea dans une expression un peu moins affable. La curiosité était un vilain défaut -et oui, c'était l'hôpital qui se moquait de la charité.</text:p>
      <text:p text:style-name="Text_20_body"/>
      <text:p text:style-name="Text_20_body">-Hum... Je pense que ce n'est pas une histoire pour aujourd'hui. Maiiiiis, pour attiser ta curiosité, je suis l'héritier d'une affaire qui ne m'intéresse pas, et ma sœur me méprise pour ça je crois. Mais si ça peut te rassurer, elle ne fait pas vraiment partie de mes [i]fréquentations[/i]. A vrai dire, personne n'en fait partie. Comme si la question était réglée, Elliot reprit son éternel sourire. Je ne doute pas avoir été honoré de la meilleure partenaire qui soit eheh... Malheureusement pour toi, je ne peux pas en dire autant je crois. J'adorerais venir voir ce cabaret ! Ça m'impressionne toujours ce genre de choses !</text:p>
      <text:p text:style-name="Text_20_body"/>
      <text:p text:style-name="Text_20_body">L'incapacité chronique du garçon à se confier en devenait presque pathologique. Il adorait parler de lui, sauf quand il fallait parler de lui. C'était étrange. Il était venu dans ce salon exprès pour s'ouvrir implicitement à Anna, pour lui présenter l'univers dans lequel il avait grandi, et pourtant il refusait toujours de parler explicitement de choses intimes. Ils ne se connaissaient certes encore pas beaucoup, mais comme il l'avait avoué lui-même, de qui Elliot était-il proche aujourd'hui ? Reprenant une gorgée de son thé aromatisé, il reprit la parole sur un ton mi badin, mi absent.</text:p>
      <text:p text:style-name="Text_20_body"/>
      <text:p text:style-name="Text_20_body">-Et moi je pourrai t'emmener dans mon prochain voyage si ça te tente ! Court silence alors qu'il repensait à ses précédentes aventures, et particulièrement son escapade en Égypte. Dis, comment tu le vis toi, toute cette histoire ? J'veux dire... Les Dieux, le fait qu'on soit liés, tout ça...</text:p>
      <text:p text:style-name="P2">-Attention à toi jeune fille. Ne sous-estime pas la canne, c'est est une arme idéale pour les croche-pieds. Un accident est si vite arrivé.</text:p>
      <text:p text:style-name="Text_20_body"/>
      <text:p text:style-name="Text_20_body">Étrangement, la conversation au ton si badin avait un arrière-goût de sérieux légèrement déplaisant. Comme une chape de plomb sur les épaules des deux Notos. Ceux-ci marchaient tels des funambules avec un équilibre précaire sur le fin fil de l'honnêteté. Dans cet exercice de remise à zéro, il y avait clairement une volonté de transparence, d'ouverture. Mais les sujets qu'ils abordaient d'une manière apparemment si légère étaient loin d'être si anodins que cela. D'un côté l'histoire houleuse entre Elliot et de sa famille, de l'autre le manque criant d'éducation d'Annabeth et le lien si particulier qui l'unissait à Leigh. Cette dernière expliqua être un peu désabusée par rapport à la situation, et le bourgeois était bien d'accord. Ou tout du moins, aussi désabusé qu'un être tel que lui pouvait l'être. Dans son cas, on pouvait limiter l'expression de ce sentiment à de la curiosité. </text:p>
      <text:p text:style-name="Text_20_body"/>
      <text:p text:style-name="Text_20_body">Elliot sentait que la discussion prenait une tournure un peu trop solennelle à son goût. Les rires devenaient plus épars, et les sourcils plus froncés. Ça n'allait pas du tout. Le sérieux amenait à la confession, la confession à l'attachement, et l'attachement à la dépendance. Pour une personne aussi dévoué à sa liberté, c'était problématique. Comme pour lui donner raison, Annabeth revint à la charge au sujet de sa sœur, refusant de lâcher le morceau, non sans au passage avoir dénigré sans retenue sa commande pourtant délicieuse. Le garçon conserva pour une fois une expression de marbre, ne sachant trop comment réagir aux plaisanteries -qu'il percevait comme empreinte d'un fond de vérité- de sa partenaire. Réponse à ses provocations sur le fait qu'il restait secret sur cette histoire et qu'elle ne faisait pas partie de ses « fréquentations » revenait à s'engager sur la pente glissante décrite à l'instant. </text:p>
      <text:p text:style-name="Text_20_body"/>
      <text:p text:style-name="Text_20_body">-Moi, t’enivrer ? Jamais ! C'était vrai, pour le coup. Pas ma faute si tu n'es pas capable d'apprécier la subtilité du [i]green[/i]. Ceci dit... Je me demande ce qu'une Anna ivre peut bien donner... Est-ce que tu parles encore plus que d'habitude ?</text:p>
      <text:p text:style-name="Text_20_body"/>
      <text:p text:style-name="Text_20_body">Aucune mention de son histoire familiale. Ni du fait qu'elle appartenait pour de bon à ses fameuses fréquentations. Coutumier du fait, Elliot éludait les questions importantes. Il fuyait ses responsabilités comme la peste et faisait preuve d'une pathétique lâcheté dès que le sujet de l'engagement était mis sur la table. L'aventurier n'était pas insensible à cet étrange sentiment qui lui dictait qu'Anna et lui étaient liés peu importe qu'il le veuille ou non, ni au fait qu'il passait un très bon moment en sa présence et qu'il l'appréciait énormément. Au contraire. Cela [i]l'effrayait[/i]. Lui qui en pratiquement un quart de siècle n'avait jamais fait preuve d'attachement pour quoi -ou qui- que ce soit se voyait inexplicablement attiré par cette jeune fille qu'il ne connaissait même pas une semaine plus tôt. Et c'était terrorisant, même si derrière son faciès enjoué et joueur il n'en montrait rien. Heureusement pour lui, la petite blonde était suffisamment bavarde pour qu'il n'ait pas à trouver une nouvelle pirouette afin d'éviter les questions qu'il considérait compromettantes.</text:p>
      <text:p text:style-name="Text_20_body"/>
      <text:p text:style-name="Text_20_body">-Bien sûr que je t'emmène ! C'était vrai. Je n'ai qu'une seule parole ! Ça, c'était faux. Tu verras, les voyages c'est... Je ne trouve même pas les mots. C'est l'excitation, c'est l'aventure, c'est la... Il s'interrompit. Bien sûr que tu peux encore me détester ! Mais si j'étais toi, je miserais plutôt sur la Tamise que sur une vulgaire flaque d'eau. On ne se débarrasse pas de moi aussi facilement eheh ! Je vois ce que tu veux dire quand tu parles de rêve éveillé... Mais je crois que je le vois comme un voyage justement : tellement de choses à apprendre, à découvrir, tellement d'histoires à vivre. Je trouve ça si excitant ! Eh puis... Grâce à ça, je t'ai rencontrée eheh !</text:p>
      <text:p text:style-name="Text_20_body"/>
      <text:p text:style-name="Text_20_body"><text:soft-page-break/>Il lui adressa un nouveau clin d’œil amusé tout en prenant une nouvelle gorgée de thé qui lui réchauffa agréablement la gorge. Inconcevable qu'Anna ne puisse pas apprécier à sa juste valeur ce breuvage incroyable. Elliot jouait à un jeu dangereux, tantôt à exprimer des réticentes à s'ouvrir à elle, tantôt à lui balancer ce genre de choses. Son attitude était à vrai dire à l'image de ce qu'il ressentait ; dissonante, ambiguë. Heureusement, l'adepte de Tefnout avait décidé de repartir sur des bases un peu moins sérieuses et se leva soudainement, arguant qu'elle avait chaud et qu'elle voulait prendre l'air pour s'aérer. Le blondin lui accorda un regard entendu et un sourire plein de malice alors qu'il trempait à nouveau ses lèvres dans sa boisson, avant de s'étouffer à moitié en la voyant quitter le salon de thé.</text:p>
      <text:p text:style-name="Text_20_body"/>
      <text:p text:style-name="Text_20_body">-Ah mais euh maintenant ? Mais on a pas fini nos... Ok !</text:p>
      <text:p text:style-name="Text_20_body"/>
      <text:p text:style-name="Text_20_body">Après un cul sec digne d'un pilier de comptoir, l'aventurier s'empressa de lui emboîter le pas sous le regard circonspect du serveur qui, connaissant le larron, sentait le coup fumeux venir. Et son intuition était bonne car à peine Elliot avait mis un pied dehors, déjà Anna le prenait par la main pour l'embarquer avec lui, mettant à exécution ses menaces de détaler sans payer l'addition. Il la suivit un peu forcé, dans un cri où se mêlaient surprise et rire étonné, alors que le gérant sortait à son tour de l'établissement, furieux, vociférant des insultes à l'encontre des deux malappris qui étaient déjà loin.</text:p>
      <text:p text:style-name="Text_20_body"/>
      <text:p text:style-name="Text_20_body">-Tu mettras ça sur la note de ma sœur ! Lâcha tout de même Elliot en riant aux éclats et en agitant une main dans sa direction.</text:p>
      <text:p text:style-name="Text_20_body"/>
      <text:p text:style-name="Text_20_body">En parlant de sa Némésis, quelle ne fut pas sa surprise lorsque les deux fuyards tombèrent -littéralement- sur elle dans un choc qui lui arracha une grimace de compassion. Ça avait dû faire mal. Lorsqu'il réalisa l'identité des deux personnes qu'ils venaient de rencontrer, les yeux s'écarquillèrent d'un effarement sans précédent. Mais ce n'était rien lorsque Anna, évidemment inconsciente de la délicatesse de la situation, se lança dans un mensonge qui faisait fortement écho à celui qu'il avait servi aux habitants de Shoretitch quelques jours plus tôt pour se tirer d'un mauvais pas. Hélas pour elle, ce canular risquait d'avoir bien plus de conséquences que son précédent...</text:p>
      <text:p text:style-name="Text_20_body"/>
      <text:p text:style-name="Text_20_body">-Très chère Éléonore. Mère. Quelle [i]merveilleuse[/i] surprise de vous trouver ici. Et maintenant.</text:p>
      <text:p text:style-name="Text_20_body"/>
      <text:p text:style-name="Text_20_body">-Nous t'attendons depuis pratiquement une heure maintenant, Elliot. Je peux savoir ce que tu faisais [i]encore[/i] ? Et puis-je également savoir qui est-[i]elle[/i] ?</text:p>
      <text:p text:style-name="Text_20_body"/>
      <text:p text:style-name="Text_20_body">La phrase avait claqué dans l'air comme un coup de fouet. Sèche. Hautaine. La dénommée Éléonore regardait alternativement Elliot et sa partenaire, avec la même lueur bien trop familière de dédain au fond du regard que leur père en son temps, ramenant avec brutalité le jeune homme à son enfance, des années en arrière. Celui-ci sembla comme sonné pendant une seconde. Il savait à quoi il s'exposait en séchant ce rendez-vous, mais la violence de la rencontre -et sa soudaineté, la rendant impossible à anticiper- lui avait coupé l'herbe sous le pieds. Pire encore, le mépris, à la limite du dégoût, avec lequel son aînée avait désigné Annabeth le laissait sans voix, dans un enchevêtrement de tristesse, de colère et de culpabilité. Mais il se reprit suffisamment rapidement pour voler au secours de sa jeune acolyte comme elle l'avait fait la dernière fois.</text:p>
      <text:p text:style-name="Text_20_body"/>
      <text:p text:style-name="Text_20_body"><text:soft-page-break/>-Eh bien justement, ma très chère sœur, j'étais fort affairé à demander cette charmante demoiselle comme épouse, comme elle vient de vous le dire. D'ailleurs j'imagine que vues les circonstances, des présentations sont de mises. Annabeth, voici ma sœur aînée Eléonore et ma mère, Elizabeth.</text:p>
      <text:p text:style-name="Text_20_body"/>
      <text:p text:style-name="Text_20_body">Le cœur d'Elliot battait à en rompre sa cage thoracique, pourtant contre toute attente il parvenait à garder une contenance. Était-ce là signe d'une indomptable volonté de protéger celle avec qui il devait partager sa vie -certes pas de la manière dont il était question dans ce nouvelle échange- ?</text:p>
      <text:p text:style-name="Text_20_body"/>
      <text:p text:style-name="Text_20_body">-Qu'est-ce que tu viens encore nous chanter là ? Qu'est-ce que c'est que ces histoires ? Tu ne vais pas me faire croire que tu as trouvé une femme suffisamment sotte pour s'accoquiner de toi ! Et d'abord, d'où sort-elle, cette catin ? Regarde-la, elle m'a tout l'air d'une pouilleuse et... Mais c'est ma robe !</text:p>
      <text:p text:style-name="Text_20_body"/>
      <text:p text:style-name="Text_20_body">-Je te prie de parler sur un autre ton de ma fiancée, Éléonore. Bien sûr que non, ce n'est pas ta robe, ne fais pas l'idiote. Peut-être pourrons-nous reprendre cette conversation une autre fois, ne crois-tu pas ? Nous avons d'autres sujets à traiter, si je ne m'abuse ?</text:p>
      <text:p text:style-name="Text_20_body"/>
      <text:p text:style-name="Text_20_body">A côté de sa sœur, sa mère semblait sur le point de s'évanouir. La journée des « premières » n'en était qu'à son aurore visiblement. Dernière en date, Elliot tenait tête à sa famille. Ou du moins essayait...</text:p>
      <text:p text:style-name="P2">La sensation d'Elliot selon laquelle les choses avaient perdu de leur légèreté avait désormais pris une toute autre dimension. La tension qui émanait d'un pourtant si court échange était presque palpable. Il y avait dans l'air une électricité telle que les passants pouvaient la sentir à plusieurs mètres de distance. Elliot avait décidé de prendre le contre-pied de la situation, fonçant tête baissée dans un numéro irréfléchi, prenant le parti de continuer à se moquer ouvertement de sa famille au détriment de toutes les conséquences dramatiques que cela pouvait amener. Car c'était ce qu'il était. Un enfant insouciant et irresponsable. Et si sa sœur était la seule personne qui pouvait le canaliser ponctuellement par son autorité naturelle et son inflexibilité, elle avait en seulement deux phrases réussi à dépasser suffisamment les bornes pour que la rancœur d'Elliot prenne le pas sur sa peur.</text:p>
      <text:p text:style-name="Text_20_body"/>
      <text:p text:style-name="Text_20_body">Le jeune homme à la chevelure dorée, un indéfectible sourire sur le visage, n'en menait néanmoins pas large intérieurement. Faire tourner Éléonore en bourrique et la remettre à sa place avait beau lui procurer une immense satisfaction, il fallait voir à ne pas se faire déborder par son lui intérieur et vindicatif, prêt à les dévorer tout crus lui et sa sœur comme un cannibale hors contrôle. Si son sort lui importait peu -après tout, il n'avait en réalité pas grand chose à perdre- celui d'Anna entrait désormais également en compte et cela aurait dû le contenir. Cependant, il n'eut pas le temps d'essayer de calmer le jeu que cette dernière remettait de l'huile sur le feu sans trembler une once -tout du moins en apparences.</text:p>
      <text:p text:style-name="Text_20_body"/>
      <text:p text:style-name="Text_20_body">Elle se jeta à corps perdu dans leur histoire de mariage, scellant ainsi leur sort et annihilant toute possibilité de revenir en arrière. C'était donc fait. Elliot et Annabeth étaient désormais officiellement fiancés au regard de sa famille. L'espace d'un instant, le conteur aurait voulu l'arrêter. Lui dire qu'à ce jeu, elle avait bien plus à perdre qu'à gagner. Qu’Éléonore n'était pas de ces pigeons qu'elle avait l'habitude d'embrouiller. Que si elle ne lui montrait pas un semblant de respect elle risquait de le regretter amèrement. Il en fut bien incapable. D'une part car la jeune femme s'était d'ors et déjà lancée dans une des tirades dont elle avait le secret, inarrêtable comme à chaque fois et Elliot n'eut de toute façon pas l'occasion d'en placer une et d'autre part car il était trop occupé à pouffer après la répartie que la blondinette sortit à son aînée, la traitant pour ainsi dire à son tour de catin.</text:p>
      <text:p text:style-name="Text_20_body"/>
      <text:p text:style-name="Text_20_body">Alors il la laissa parler. La peur des représailles et la crainte qu'il avait de la voir se faire anéantir par Éléonore surpassées par l'admiration qu'il ressentait pour la voleuse à cet instant précis. Elle ne se démontait pas le moins du monde et jouait un rôle de lady de première facture. Son vocabulaire s'était élevé d'un cran et ses mimiques si crédibles que si le bourgeois ne les connaissait pas elle et son milieu social, il aurait pensé avoir à faire à une véritable dame. C'était bluffant. Et surtout culotté. Un vague sourire éberlué aux lèvres, Elliot l'observait riposter avec panache, allant jusqu'à jouer la femme soumise et osant des contacts physiques presque intimes qui ne laissèrent pas le garçon indifférent. Malgré l'éclat avec lequel elle s'en sortait, Annabeth jouait néanmoins toujours un jeu dangereux. Éléonore n'en resterait probablement pas là et les moyens qu'elle avait à sa disposition suffisaient très largement pour faire fermer définitivement sa cordonnerie et pour faire en sorte que personne ne veuille plus jamais d'elle.</text:p>
      <text:p text:style-name="Text_20_body"/>
      <text:p text:style-name="Text_20_body">Cela dit, l'adepte de Tefnout marquait un point en insistant sur le fait qu'Elliot [i]était[/i] l'héritier de son père. Si dans les faits, c'était sa sœur qui gérait l'affaire familiale -et avait gagné respect et souveraineté en s'acquittant avec brio de cette tâche, administrativement parlant elle restait sous le joug de son cadet, une douce ironie qu'aucun des protagonistes ici présents -à l'exception notable d'Annabeth- n'était en mesure d'apprécier. Mais hélas, c'était un pouvoir dont le blondin se serait bien passé et il n'avait pas vraiment envie de se lancer dans ce combat qui pourrait avoir pour conséquences de le rappeler aux responsabilités qu'il évitait avec tant d'ardeur.</text:p>
      <text:p text:style-name="Text_20_body"><text:soft-page-break/></text:p>
      <text:p text:style-name="Text_20_body">-Elliot, écoute-moi attentivement, je ne le dirai pas deux fois. Demande à ta demi-mondaine de baisser d'un ton et de s'excuser sur le champ, sinon...</text:p>
      <text:p text:style-name="Text_20_body"/>
      <text:p text:style-name="Text_20_body">-Sinon quoi ? La coupa-t-il. Annabeth a raison, Éléonore. Que tu le veuilles ou non [i]je[/i] suis le successeur de notre père. Mais tu me connais, je déteste les conflits, alors je suis prêt à te faire une fleur...</text:p>
      <text:p text:style-name="Text_20_body"/>
      <text:p text:style-name="Text_20_body">Il laissa sa phrase en suspens comme pour savourer cet instant. Son visage était illuminé d'un sourire triomphant ou la moquerie n'était même plus dissimulée. Elliot se délectait de la situation. De la manière dont sa partenaire avait verbalement rossé sa sœur. Peut-être mieux que lui-même n'en aurait été capable. Il savait que cette histoire ne s'arrêterait pas là, que s'ils avaient gagné cette bataille, la guerre était perdue d'avance -principalement car il avait fait le choix de ne pas la faire. Jamais, ô grand jamais l'aventurier ne pourrait véritablement prétendre à revenir dans les affaires. Les collaborateurs des Edwards les connaissaient trop bien, lui et sa sœur, pour savoir avec qui ils voulaient traiter. Aucun d'entre eux ne voudrait s'associer avec lui, et ç’aurait été la Bérézina assurée ; une faillite brutale et humiliante. Et même s'il était en froid avec elles, il ne souhaitait pas voir les femmes de sa famille tomber dans la misère et la disgrâce. Mais Annabeth ne pouvait probablement pas le comprendre. Elle avait beau prétendre avec brio être une mondaine, ce n'était toujours pas son monde.</text:p>
      <text:p text:style-name="Text_20_body"/>
      <text:p text:style-name="Text_20_body">Elliot disait cependant vrai : il détestait les conflits. Il était extrêmement reconnaissant envers son duo d'avoir une fois encore sauvé les meubles, et il était temps de lui rendre la pareille. Le bourgeois se mordit d'ailleurs inconsciemment la lèvre inférieure de culpabilité lorsque celle-ci lui souffla qu'il aurait pu la prévenir de la nature démoniaque de ses proches. C'était vrai. C'était -aussi- sa réticence à lui raconter son histoire qui les avait mis dans cet embarras. Optant pour la paix des ménages, il prit finalement la parole tandis que la troupe prenait la direction du domicile familiale.</text:p>
      <text:p text:style-name="Text_20_body"/>
      <text:p text:style-name="Text_20_body">-Attendez. Son regard bleuté se plongea dans celui d'Annabeth. Ma chère, ce n'est pas que je ne souhaite pas votre présence, mais ces affaires risquent fort de vous ennuyer. Il se tourna à nouveau vers sa sœur. Éléonore, cessons cette mascarade. Annabeth l'a très bien dit, faire un cirque au milieu de la rue n'amènera rien de bien. Laissez-moi le temps de la raccompagner chez elle et je vous rejoins après. Promis.</text:p>
      <text:p text:style-name="Text_20_body"/>
      <text:p text:style-name="Text_20_body">Il était temps d'arrêter les frais. D'ordinaire si joueur, si provocateur, Elliot avait une fois n'était pas coutume fait preuve d'un semblant de réflexion. Peut-être un signe de l'influence qu'avait [i]déjà[/i] sa partenaire sur lui ? Sans vraiment attendre de répondre, le blondin prit cette dernière par le bras et partit dans la direction opposée. Lorsqu'ils furent hors de vue, il se laissa aller à un profond soupir de soulagement avant de libérer sa « prise » pour regarder à nouveau Annabeth en souriant tout en continuant à marcher.</text:p>
      <text:p text:style-name="Text_20_body"/>
      <text:p text:style-name="Text_20_body">-Fiouuuu ! Eh bien, quelle prestation, [i]ma chère[/i] ! J'ai été bluffé ! Pas sûr qu'elle s'en remette de si tôt, de celle-là... Alors dis-moi, pour le mariage plutôt des roses ou des lilas ? Et le traiteur, il va sans doute falloir s'y pencher rapidement !</text:p>
      <text:p text:style-name="Text_20_body"/>
      <text:p text:style-name="Text_20_body">Chassez le naturel, il revient au galop. Elliot avait repris en un clin d’œil son attitude et ses <text:soft-page-break/>jérémiades d'idiot du village, contournant comme à l'accoutumée les sujets qui fâchent. Mais il fut finalement assez vite rattrapé par sa culpabilité.</text:p>
      <text:p text:style-name="Text_20_body"/>
      <text:p text:style-name="Text_20_body">-Tu... Tu t'en es très bien sortie, contre les deux monstres. Je ne pouvais pas t'infliger [i]en plus[/i] la réunion imbuvable sur le commerce d'épices... Nouveau soupir, tandis que ses yeux se tournaient vers un ciel toujours aussi grisâtre. Bon, j'imagine que je ne vais pas pouvoir m'en tirer sans te raconter toute l'histoire cette fois-ci ?</text:p>
      <text:p text:style-name="Text_20_body"/>
      <text:p text:style-name="Text_20_body">Un simple « merci » aurait sans doute était suffisant...</text:p>
      <text:p text:style-name="P2">Le mutisme dans lequel s'était enfermée l'adepte de Tefnout n'échappa pas à son partenaire qui observa à son tour un moment de silence en l'observant d'un œil inquiet. Non seulement il n'était pas dans ses habitudes de rester muette aussi longtemps, mais en plus son visage semblait marqué de... contrariété ? Celui du blondin se teinta de surprise en plus de l'inquiétude tandis que ses sourcils se fronçaient légèrement alors qu'il essayait de comprendre ce qui pouvait provoquer son irritation. Évidemment, une bonne dizaine de raisons tout à fait valables lui vinrent immédiatement à l'esprit. A commencer par la manière dont les deux femmes l'avaient traitée. Elliot se félicita alors de l'avoir éloignée de ces odieuses marâtres et s'apprêta à la rassurer en lui expliquant qu'elles se comportaient pratiquement systématiquement de la sorte et qu'il ne fallait pas qu'elle le prenne personnellement.</text:p>
      <text:p text:style-name="Text_20_body"/>
      <text:p text:style-name="Text_20_body">Il n'aurait pas pu avoir plus tort. En réalité, Annabeth était fâchée après [i]lui[/i], l'accusant de l'avoir volontairement éloignée parce qu'elle n'était pas assez bien pour sa famille. Une allégation tellement ridicule lorsque l'on connaissait un tant soit peu le conteur que celui-ci en aurait éclaté de rire si sa coéquipière n'avait pas été si agitée. Elle semblait si contrariée que même ses tentatives d'humour ne parvenaient pas à dissimuler son agacement -elle ne termina même pas sa catch phrase fétiche sur le fait que tout était à elle, c'est dire. Ne sachant trop comment réagir à cela, Elliot lui offrit un léger sourire qui se voulait rassurant.</text:p>
      <text:p text:style-name="Text_20_body"/>
      <text:p text:style-name="Text_20_body">-Je note, on prendra un cuisinier alors. Je me demande où tu vas chercher ça... Je sais qu'on se connaît pas encore beaucoup mais je ne pensais pas une seule seconde que tu aurais pu imaginer ça de moi... Tu sais que je t'ai plus vue qu'elles cette semaine ? Donc bon, « les femmes qui partagent ma vie »... Et puis, franchement... sa voix faiblit légèrement et il marmonna un peu la fin de sa phrase dans sa barbe. Je me sens déjà plus proche de toi que d’Éléonore. Il reprit son timbre normal. Non, c'est vraiment pour ça que je t'ai éloignée. Et puis parce que je voulais éviter un bain de sang ahah. Je suis pas comme elle et crois-moi, je te snoberai jamais parce que tu es pauvre.</text:p>
      <text:p text:style-name="Text_20_body"/>
      <text:p text:style-name="Text_20_body">Considérant la question réglée, Elliot n'ajouta rien. Il rit doucement à la nouvelle imitation d'Anna, qui cette fois-ci interprétait la jeune fille terrorisée par la méchante belle-mère, mais pendant quelques secondes encore le cœur n'y était pas. « On se connaît pas encore beaucoup ». C'était peu de le dire. Et cette dernière discussion en donnait encore un nouvel exemple. Et aujourd'hui, une nouvelle évidence lui avait été posée sous le nez : ils ne venaient pas du même monde. Du tout. Et si les efforts du garçon pour faciliter le contact étaient louables, ils ne suffisaient pour l'instant pas encore à ce que chacun comprenne la manière de fonctionner de l'autre. Et en même temps, cette journée lui avait également montré qu'ils étaient en revanche extrêmement similaires sur d'autres points : leur goût et leur sens de la répartie, de la provocation, leur joie de vivre communicative...</text:p>
      <text:p text:style-name="Text_20_body"/>
      <text:p text:style-name="Text_20_body">Mais alors qu'Elliot parvenait tant bien que mal à se ragaillardir en examinant leurs points communs, Anna avait terminé de faire la pitre et semblait elle à nouveau en proie au doute et elle s'excusa d'avoir pris la parole face à sa sœur. Le blondin haussa nonchalamment les épaules l'air de rien, un air indifférent à la limite de l'amusement sur le visage.</text:p>
      <text:p text:style-name="Text_20_body"/>
      <text:p text:style-name="Text_20_body">-Ce n'est pas grave. [i]Rien[/i] n'est grave. Il sourit doucement. Et puis tu l'as bien remise à sa place, ce [i]monstre[/i]. Elle a eu ce qu'elle méritait. Ce n'est pas ton problème, c'est le mien. Ou en l'occurrence, c'est celui d'Elliot du futur. C'est un type super sympa qui gère tous mes problèmes à ma place, faudra que je te le présente. Ramer dis-tu ? Huuuum... C'est dans mes cordes, même si j'ai plutôt l'habitude d'être aux commandes qu'à la barre !</text:p>
      <text:p text:style-name="Text_20_body"/>
      <text:p text:style-name="Text_20_body"><text:soft-page-break/>L'homme à la chevelure dorée eut à peine le temps de terminer sa petite boutade absurde que son homologue enchaînait. Mais cette fois-ci, pas de sourire. Elliot se figea. L'invisible violence de cette simple phrase lui fit l'impression qu'elle venait de lui planter un poignard dans le cœur jusqu'à la garde. « les dieux se sont peut-être trompés ». Pour remettre ainsi en cause le lien -qui paraissait pourtant si limpide aux yeux de l'aventurier, même s'il ne se l'expliquait pas- qui les unissait, Anna devait avoir un sacré ressenti à son sujet. A son tour silencieux, Elliot l'observa -plus qu'il ne l'écouta- tenter de se justifier sans véritablement réagir. Le garçon tentait de conserver une attitude impassible, mais n'ajouta rien à ce sujet. Comme à chaque fois, il préférait éviter de relancer la conversation sur une question visiblement fâcheuse. Heureusement pour lui, le sujet dévia une nouvelle fois.</text:p>
      <text:p text:style-name="Text_20_body"/>
      <text:p text:style-name="Text_20_body">-Certainement pas, jeune fille ! J'ai promis de te raccompagner, je n'ai qu'une seule parole n'oublie pas ! Ça allait finir par devenir vrai, à force. Et puis quel genre de gentilhomme ferais-je si je laissais une si charmante demoiselle se promener seule dans les rues mal famées de Londres, hein ? Et... j'ai bien envie de voir votre atelier, [i]madame la cordonnière[/i]. </text:p>
      <text:p text:style-name="Text_20_body"/>
      <text:p text:style-name="Text_20_body">Joignant le geste à la parole, Elliot agrippa une nouvelle fois le bras de sa fiancée d'un jour -ou deux- et se remit à marcher presque gaiement. Le compliment et l'intérêt étaient sincères mais son débit rapide et agité indiquait qu'il cherchait également à détourner un peu l'attention de [i]l'autre[/i] sujet. </text:p>
      <text:p text:style-name="Text_20_body"/>
      <text:p text:style-name="Text_20_body">-De rien pour les fleurs, content qu'elles te plaisent. Je t'avoue que c'est un peu la seule idée que j'ai eue. Mais si j'ai bien compris, la prochaine fois je prendrai des rames eheh. Il ne semblait plus vouloir s'arrêter. C'est parce que tu ne m'as pas encore vu dans toute ma splendeur. Je ne suis pas insouciant, je SUIS l'insouciance ! Vraiment pas. Tu sais, j'en ai affronté des tempêtes en mer... Est-ce qu’Éléonore est pire que celles que j'ai croisées ? Peut-être. Ralentissant enfin un peu le rythme de paroles, Elliot finit par libérer un soupir de lassitude. Ce statut d'héritier, je ne l'ai jamais voulu. J'aimerais bien m'en débarrasser, à vrai dire. Mais c'est impossible. Il faudrait vendre toute l'affaire, et Éléonore et ma mère se retrouveraient sur la paille. Et ce n'est pas ce que je veux, malgré l'état de notre relation. Et encore, ce n'est rien par rapport à.... Fin, mon père n'était pas du genre gâteau, si tu vois ce que je veux dire. Il haussa faiblement les épaules. Je ne suis pas comme eux. Ces histoires de compagnie, de richesses, de statut, ça me fatigue. Moi je veux juste vivre des aventures, voyager à travers le monde, écrire et raconter mes histoires. Mais on m'a foutu ça dans les pattes quand le vieux s'est fait dégommer par le choléra et maintenant c'est mon fardeau. Mais je me contrefiche de l'argent et du statut sociale. Je ne te jugerai jamais parce que tu es pauvre, répéta-t-il. J'espère que tu ne le feras pas parce que je suis riche.</text:p>
      <text:p text:style-name="Text_20_body"/>
      <text:p text:style-name="Text_20_body">Emporté par son élan, voilà qu'Elliot se livrait finalement à sa partenaire. Les doutes émis par Anna semblaient l'avoir vraiment piqué. Était-ce là de l’orgueil, ou avait-il simplement été blessé par sa réaction ? <text:s/>Laissant le silence régner un instant, le conteur finit par à nouveau poser son regard azur sur sa coéquipière en souriant affectueusement.</text:p>
      <text:p text:style-name="Text_20_body"/>
      <text:p text:style-name="Text_20_body">-En parlant de raconter des histoires, voilà grosso modo la mienne... Bon, normalement j'y mets plus le ton et c'est un peu plus théâtral, mais c'est une que j'ai pas trop l'habitude de raconter alors... je rame un peu. En tout cas, je crois que je pourrai plus jamais dire que tu es bavar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22T11:57:56.64</meta:creation-date>
    <dc:date>2020-10-15T17:37:39.67</dc:date>
    <meta:editing-duration>P2DT2H48M34S</meta:editing-duration>
    <meta:editing-cycles>3909</meta:editing-cycles>
    <meta:generator>OpenOffice/4.1.7$Win32 OpenOffice.org_project/417m1$Build-9800</meta:generator>
    <meta:document-statistic meta:table-count="0" meta:image-count="0" meta:object-count="0" meta:page-count="26" meta:paragraph-count="165" meta:word-count="13364" meta:character-count="79784"/>
  </office:meta>
</office:document-meta>
</file>